
<file path=META-INF/manifest.xml><?xml version="1.0" encoding="utf-8"?>
<manifest:manifes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manifest:file-entry manifest:full-path="/" manifest:media-type="application/vnd.oasis.opendocument.text" manifest:version="1.2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font-face-decls>
    <style:font-face style:name="맑은 고딕" svg:font-family="'맑은 고딕'"/>
    <style:font-face style:name="Malgun Gothic" svg:font-family="'Malgun Gothic'"/>
    <style:font-face style:name="Wingdings" svg:font-family="Wingdings"/>
    <style:font-face style:name="Helvetica" svg:font-family="Helvetica"/>
    <style:font-face style:name="돋움" svg:font-family="돋움"/>
    <style:font-face style:name="Times New Roman" svg:font-family="'Times New Roman'"/>
  </office:font-face-decls>
  <office:automatic-styles>
    <style:style style:name="PO_T1" style:family="text" style:parent-style-name="Standard"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2" style:family="text" style:parent-style-name="Standard"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" style:family="paragraph" style:parent-style-name="Standard" style:master-page-name="Standard">
      <style:paragraph-properties text:number-lines="true" style:page-number="auto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3" style:family="text" style:parent-style-name="Standard"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#fdfdfd" style:text-emphasize="none"/>
    </style:style>
    <style:style style:name="PO_P2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#fdfdfd" style:text-emphasize="none"/>
    </style:style>
    <style:style style:name="PO_T4" style:family="text" style:parent-style-name="Standard"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solid" style:text-underline-type="single" style:text-underline-width="auto" style:text-underline-color="font-color" fo:font-weight="normal" style:font-weight-asian="normal" style:font-weight-complex="normal" fo:background-color="#fdfdfd" style:text-emphasize="none"/>
    </style:style>
    <style:style style:name="PO_P3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solid" style:text-underline-type="single" style:text-underline-width="auto" style:text-underline-color="font-color" fo:font-weight="normal" style:font-weight-asian="normal" style:font-weight-complex="normal" fo:background-color="#fdfdfd" style:text-emphasize="none"/>
    </style:style>
    <style:style style:name="PO_T5" style:family="text" style:parent-style-name="Standard"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bold" style:font-weight-asian="bold" style:font-weight-complex="bold" fo:background-color="#fdfdfd" style:text-emphasize="none"/>
    </style:style>
    <style:style style:name="PO_P4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bold" style:font-weight-asian="bold" style:font-weight-complex="bold" fo:background-color="#fdfdfd" style:text-emphasize="none"/>
    </style:style>
    <style:style style:name="PO_T6" style:family="text" style:parent-style-name="Standard"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#fdfdfd" style:text-emphasize="none"/>
    </style:style>
    <style:style style:name="PO_T7" style:family="text" style:parent-style-name="Standard">
      <style:text-properties fo:font-size="11pt" fo:color="#000000" style:font-size-asian="11pt" style:font-size-complex="11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#fdfdfd" style:text-emphasize="none"/>
    </style:style>
    <style:style style:name="PO_T8" style:family="text" style:parent-style-name="Standard">
      <style:text-properties fo:font-size="11pt" fo:color="#000000" style:font-size-asian="11pt" style:font-size-complex="11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#fdfdfd" style:text-emphasize="none"/>
    </style:style>
    <style:style style:name="PO_P5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1pt" fo:color="#000000" style:font-size-asian="11pt" style:font-size-complex="11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#fdfdfd" style:text-emphasize="none"/>
    </style:style>
    <style:style style:name="PO_P6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1pt" fo:color="#000000" style:font-size-asian="11pt" style:font-size-complex="11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9" style:family="text" style:parent-style-name="Standard">
      <style:text-properties fo:font-size="11pt" fo:color="#000000" style:font-size-asian="11pt" style:font-size-complex="11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10" style:family="text" style:parent-style-name="Standard">
      <style:text-properties fo:font-size="11pt" fo:color="#000000" style:font-size-asian="11pt" style:font-size-complex="11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11" style:family="text" style:parent-style-name="Standard">
      <style:text-properties fo:font-size="11pt" fo:color="#000000" style:font-size-asian="11pt" style:font-size-complex="11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7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1pt" fo:color="#000000" style:font-size-asian="11pt" style:font-size-complex="11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12" style:family="text" style:parent-style-name="Standard">
      <style:text-properties fo:font-size="11pt" fo:color="#000000" style:font-size-asian="11pt" style:font-size-complex="11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#fdfdfd" style:text-emphasize="none"/>
    </style:style>
    <style:style style:name="PO_P8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1pt" fo:color="#000000" style:font-size-asian="11pt" style:font-size-complex="11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bold" style:font-weight-asian="bold" style:font-weight-complex="bold" fo:background-color="#fdfdfd" style:text-emphasize="none"/>
    </style:style>
    <style:style style:name="PO_P9" style:family="paragraph" style:parent-style-name="Standard">
      <style:paragraph-properties text:number-lines="true" fo:line-height="normal" fo:text-align="start" fo:keep-together="auto" fo:margin-left="1.411cm" fo:margin-right="0cm" fo:margin-top="0cm" fo:margin-bottom="0cm" fo:text-indent="-0.706cm" fo:background-color="transparent" style:shadow="none" fo:keep-with-next="auto" style:text-autospace="none" style:punctuation-wrap="hanging" style:join-border="false"/>
      <style:text-properties fo:font-size="11pt" fo:color="#000000" style:font-size-asian="11pt" style:font-size-complex="11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#fdfdfd" style:text-emphasize="none"/>
    </style:style>
    <style:style style:name="PO_T13" style:family="text" style:parent-style-name="Standard">
      <style:text-properties fo:font-size="11pt" fo:color="#000000" style:font-size-asian="11pt" style:font-size-complex="11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#fdfdfd" style:text-emphasize="none"/>
    </style:style>
    <style:style style:name="PO_P10" style:family="paragraph" style:parent-style-name="Standard">
      <style:paragraph-properties text:number-lines="true" fo:line-height="normal" fo:text-align="start" fo:keep-together="auto" fo:margin-left="1.411cm" fo:margin-right="0cm" fo:margin-top="0cm" fo:margin-bottom="0cm" fo:text-indent="-0.706cm" fo:background-color="transparent" style:shadow="none" fo:keep-with-next="auto" style:text-autospace="none" style:punctuation-wrap="hanging" style:join-border="false"/>
      <style:text-properties fo:font-size="11pt" fo:color="#000000" style:font-size-asian="11pt" style:font-size-complex="11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</office:automatic-styles>
  <office:body>
    <office:text>
      <text:p text:style-name="PO_P1"><text:span text:style-name="PO_T1"><text:s text:c="3"/></text:span><text:span text:style-name="PO_T2"><text:s text:c="53"/>Kang San Kim</text:span></text:p>
      <text:p text:style-name="PO_P2"><text:span text:style-name="PO_T3">I live in Ulsan Metropolitan City or Jinju City in Korea.</text:span></text:p>
      <text:p text:style-name="PO_P2"><text:span text:style-name="PO_T3">Mobile: 010-6327-3783</text:span></text:p>
      <text:p text:style-name="PO_P2"><text:span text:style-name="PO_T3">E-mail: rkdtks3783@naver.com</text:span></text:p>
      <text:p text:style-name="PO_P3"><text:span text:style-name="PO_T4"><text:s text:c="125"/></text:span></text:p>
      <text:p text:style-name="PO_P4"><text:span text:style-name="PO_T5">Objective</text:span></text:p>
      <text:p text:style-name="PO_P2"><text:span text:style-name="PO_T3"><text:s/>Machine learning designer/developer/engineer positions in Slicon Valley or Korea.</text:span></text:p>
      <text:p text:style-name="PO_P2"/>
      <text:p text:style-name="PO_P4"><text:span text:style-name="PO_T5">Summary</text:span></text:p>
      <text:p text:style-name="PO_P2"/>
      <text:p text:style-name="PO_P4"><text:span text:style-name="PO_T5">Education</text:span></text:p>
      <text:p text:style-name="PO_P5"><text:span text:style-name="PO_T6"><text:s/></text:span><text:span text:style-name="PO_T7">A</text:span><text:span text:style-name="PO_T8"><text:s/>third grader at Gyeongsang National University and majoring in aerospace and software.</text:span></text:p>
      <text:p text:style-name="PO_P6"/>
      <text:p text:style-name="PO_P6"><text:span text:style-name="PO_T9"><text:s/></text:span><text:span text:style-name="PO_T10">Courses include:</text:span></text:p>
      <text:p text:style-name="PO_P6"><text:span text:style-name="PO_T9"><text:s text:c="4"/></text:span><text:span text:style-name="PO_T11">Introduction to Computer Programming</text:span></text:p>
      <text:p text:style-name="PO_P6"><text:span text:style-name="PO_T9"><text:s text:c="4"/></text:span><text:span text:style-name="PO_T11">Introduction to Computer programming practice</text:span></text:p>
      <text:p text:style-name="PO_P6"><text:span text:style-name="PO_T9"><text:s text:c="4"/></text:span><text:span text:style-name="PO_T11">Object Oriented Programming</text:span></text:p>
      <text:p text:style-name="PO_P6"><text:span text:style-name="PO_T9"><text:s text:c="4"/></text:span><text:span text:style-name="PO_T11">Practice of Object Oriented Programming</text:span></text:p>
      <text:p text:style-name="PO_P6"><text:span text:style-name="PO_T9"><text:s text:c="4"/></text:span><text:span text:style-name="PO_T11">Computer Networks</text:span></text:p>
      <text:p text:style-name="PO_P6"/>
      <text:p text:style-name="PO_P7"><text:span text:style-name="PO_T10">Experience</text:span></text:p>
      <text:p text:style-name="PO_P8"><text:span text:style-name="PO_T10"><text:s/>Slicon Valley project, September 2019 - </text:span><text:span text:style-name="PO_T12">It's in progress~</text:span></text:p>
      <text:list text:style-name="PO_L1" text:continue-numbering="true" xml:id="10847b38">
        <text:list-item>
          <text:p text:style-name="PO_P9"><text:span text:style-name="PO_T7">Team member of the VRMP Project (Voice Recognition Mugic Player Project)</text:span></text:p>
        </text:list-item>
      </text:list>
      <text:list text:style-name="PO_L1" text:continue-numbering="true" xml:id="108570b0" text:continue-list="10847b38">
        <text:list-item>
          <text:p text:style-name="PO_P10"><text:span text:style-name="PO_T7">Served voice recognition sorce code </text:span><text:span text:style-name="PO_T13">using Google Open Source. written in Python</text:span></text:p>
        </text:list-item>
      </text:list>
      <text:list text:style-name="PO_L1" text:continue-numbering="true" xml:id="d4dc6f0" text:continue-list="108570b0">
        <text:list-item>
          <text:p text:style-name="PO_P10"><text:span text:style-name="PO_T9">Team member of Autonomous Car Projec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font-face-decls>
    <style:font-face style:name="맑은 고딕" svg:font-family="'맑은 고딕'"/>
    <style:font-face style:name="Malgun Gothic" svg:font-family="'Malgun Gothic'"/>
    <style:font-face style:name="Wingdings" svg:font-family="Wingdings"/>
    <style:font-face style:name="Helvetica" svg:font-family="Helvetica"/>
    <style:font-face style:name="돋움" svg:font-family="돋움"/>
    <style:font-face style:name="Times New Roman" svg:font-family="'Times New Roman'"/>
  </office:font-face-decls>
  <office:styles>
    <style:default-style style:family="chart"/>
    <style:default-style style:family="drawing-page"/>
    <style:default-style style:family="graphic"/>
    <style:default-style style:family="paragraph">
      <style:paragraph-properties style:tab-stop-distance="1.411cm"/>
    </style:default-style>
    <style:default-style style:family="presentation"/>
    <style:default-style style:family="ruby"/>
    <style:default-style style:family="table"/>
    <style:default-style style:family="table-cell"/>
    <style:default-style style:family="table-column"/>
    <style:default-style style:family="table-row"/>
    <style:default-style style:family="text"/>
    <style:style style:name="Standard" style:family="paragraph" style:class="text"/>
    <style:style style:name="PO_T14" style:family="text" style:parent-style-name="Standard"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Wingdings" style:font-name-asian="Wingdings" style:font-name-complex="Wingdings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text:list-style style:name="PO_L2">
      <text:list-level-style-bullet text:level="1" text:bullet-char="l" text:style-name="PO_T14">
        <style:list-level-properties fo:text-align="left" text:list-level-position-and-space-mode="label-alignment">
          <style:list-level-label-alignment text:label-followed-by="listtab" fo:margin-left="1.411cm" fo:text-indent="-0.706cm" text:list-tab-stop-position="0cm"/>
        </style:list-level-properties>
      </text:list-level-style-bullet>
      <text:list-level-style-bullet text:level="2" text:bullet-char="n" text:style-name="PO_T14">
        <style:list-level-properties fo:text-align="left" text:list-level-position-and-space-mode="label-alignment">
          <style:list-level-label-alignment text:label-followed-by="listtab" fo:margin-left="2.117cm" fo:text-indent="-0.706cm" text:list-tab-stop-position="0cm"/>
        </style:list-level-properties>
      </text:list-level-style-bullet>
      <text:list-level-style-bullet text:level="3" text:bullet-char="u" text:style-name="PO_T14">
        <style:list-level-properties fo:text-align="left" text:list-level-position-and-space-mode="label-alignment">
          <style:list-level-label-alignment text:label-followed-by="listtab" fo:margin-left="2.822cm" fo:text-indent="-0.706cm" text:list-tab-stop-position="0cm"/>
        </style:list-level-properties>
      </text:list-level-style-bullet>
      <text:list-level-style-bullet text:level="4" text:bullet-char="l" text:style-name="PO_T14">
        <style:list-level-properties fo:text-align="left" text:list-level-position-and-space-mode="label-alignment">
          <style:list-level-label-alignment text:label-followed-by="listtab" fo:margin-left="3.528cm" fo:text-indent="-0.706cm" text:list-tab-stop-position="0cm"/>
        </style:list-level-properties>
      </text:list-level-style-bullet>
      <text:list-level-style-bullet text:level="5" text:bullet-char="n" text:style-name="PO_T14">
        <style:list-level-properties fo:text-align="left" text:list-level-position-and-space-mode="label-alignment">
          <style:list-level-label-alignment text:label-followed-by="listtab" fo:margin-left="4.233cm" fo:text-indent="-0.706cm" text:list-tab-stop-position="0cm"/>
        </style:list-level-properties>
      </text:list-level-style-bullet>
      <text:list-level-style-bullet text:level="6" text:bullet-char="u" text:style-name="PO_T14">
        <style:list-level-properties fo:text-align="left" text:list-level-position-and-space-mode="label-alignment">
          <style:list-level-label-alignment text:label-followed-by="listtab" fo:margin-left="4.939cm" fo:text-indent="-0.706cm" text:list-tab-stop-position="0cm"/>
        </style:list-level-properties>
      </text:list-level-style-bullet>
      <text:list-level-style-bullet text:level="7" text:bullet-char="l" text:style-name="PO_T14">
        <style:list-level-properties fo:text-align="left" text:list-level-position-and-space-mode="label-alignment">
          <style:list-level-label-alignment text:label-followed-by="listtab" fo:margin-left="5.644cm" fo:text-indent="-0.706cm" text:list-tab-stop-position="0cm"/>
        </style:list-level-properties>
      </text:list-level-style-bullet>
      <text:list-level-style-bullet text:level="8" text:bullet-char="n" text:style-name="PO_T14">
        <style:list-level-properties fo:text-align="left" text:list-level-position-and-space-mode="label-alignment">
          <style:list-level-label-alignment text:label-followed-by="listtab" fo:margin-left="6.35cm" fo:text-indent="-0.706cm" text:list-tab-stop-position="0cm"/>
        </style:list-level-properties>
      </text:list-level-style-bullet>
      <text:list-level-style-bullet text:level="9" text:bullet-char="u" text:style-name="PO_T14">
        <style:list-level-properties fo:text-align="left" text:list-level-position-and-space-mode="label-alignment">
          <style:list-level-label-alignment text:label-followed-by="listtab" fo:margin-left="7.056cm" fo:text-indent="-0.706cm" text:list-tab-stop-position="0cm"/>
        </style:list-level-properties>
      </text:list-level-style-bullet>
    </text:list-style>
    <text:list-style style:name="PO_L3">
      <text:list-level-style-bullet text:level="1" text:bullet-char="l" text:style-name="PO_T14">
        <style:list-level-properties fo:text-align="left" text:list-level-position-and-space-mode="label-alignment">
          <style:list-level-label-alignment text:label-followed-by="listtab" fo:margin-left="1.411cm" fo:text-indent="-0.706cm" text:list-tab-stop-position="0cm"/>
        </style:list-level-properties>
      </text:list-level-style-bullet>
      <text:list-level-style-bullet text:level="2" text:bullet-char="n" text:style-name="PO_T14">
        <style:list-level-properties fo:text-align="left" text:list-level-position-and-space-mode="label-alignment">
          <style:list-level-label-alignment text:label-followed-by="listtab" fo:margin-left="2.117cm" fo:text-indent="-0.706cm" text:list-tab-stop-position="0cm"/>
        </style:list-level-properties>
      </text:list-level-style-bullet>
      <text:list-level-style-bullet text:level="3" text:bullet-char="u" text:style-name="PO_T14">
        <style:list-level-properties fo:text-align="left" text:list-level-position-and-space-mode="label-alignment">
          <style:list-level-label-alignment text:label-followed-by="listtab" fo:margin-left="2.822cm" fo:text-indent="-0.706cm" text:list-tab-stop-position="0cm"/>
        </style:list-level-properties>
      </text:list-level-style-bullet>
      <text:list-level-style-bullet text:level="4" text:bullet-char="l" text:style-name="PO_T14">
        <style:list-level-properties fo:text-align="left" text:list-level-position-and-space-mode="label-alignment">
          <style:list-level-label-alignment text:label-followed-by="listtab" fo:margin-left="3.528cm" fo:text-indent="-0.706cm" text:list-tab-stop-position="0cm"/>
        </style:list-level-properties>
      </text:list-level-style-bullet>
      <text:list-level-style-bullet text:level="5" text:bullet-char="n" text:style-name="PO_T14">
        <style:list-level-properties fo:text-align="left" text:list-level-position-and-space-mode="label-alignment">
          <style:list-level-label-alignment text:label-followed-by="listtab" fo:margin-left="4.233cm" fo:text-indent="-0.706cm" text:list-tab-stop-position="0cm"/>
        </style:list-level-properties>
      </text:list-level-style-bullet>
      <text:list-level-style-bullet text:level="6" text:bullet-char="u" text:style-name="PO_T14">
        <style:list-level-properties fo:text-align="left" text:list-level-position-and-space-mode="label-alignment">
          <style:list-level-label-alignment text:label-followed-by="listtab" fo:margin-left="4.939cm" fo:text-indent="-0.706cm" text:list-tab-stop-position="0cm"/>
        </style:list-level-properties>
      </text:list-level-style-bullet>
      <text:list-level-style-bullet text:level="7" text:bullet-char="l" text:style-name="PO_T14">
        <style:list-level-properties fo:text-align="left" text:list-level-position-and-space-mode="label-alignment">
          <style:list-level-label-alignment text:label-followed-by="listtab" fo:margin-left="5.644cm" fo:text-indent="-0.706cm" text:list-tab-stop-position="0cm"/>
        </style:list-level-properties>
      </text:list-level-style-bullet>
      <text:list-level-style-bullet text:level="8" text:bullet-char="n" text:style-name="PO_T14">
        <style:list-level-properties fo:text-align="left" text:list-level-position-and-space-mode="label-alignment">
          <style:list-level-label-alignment text:label-followed-by="listtab" fo:margin-left="6.35cm" fo:text-indent="-0.706cm" text:list-tab-stop-position="0cm"/>
        </style:list-level-properties>
      </text:list-level-style-bullet>
      <text:list-level-style-bullet text:level="9" text:bullet-char="u" text:style-name="PO_T14">
        <style:list-level-properties fo:text-align="left" text:list-level-position-and-space-mode="label-alignment">
          <style:list-level-label-alignment text:label-followed-by="listtab" fo:margin-left="7.056cm" fo:text-indent="-0.706cm" text:list-tab-stop-position="0cm"/>
        </style:list-level-properties>
      </text:list-level-style-bullet>
    </text:list-style>
    <text:list-style style:name="PO_L4">
      <text:list-level-style-bullet text:level="1" text:bullet-char="l" text:style-name="PO_T14">
        <style:list-level-properties fo:text-align="left" text:list-level-position-and-space-mode="label-alignment">
          <style:list-level-label-alignment text:label-followed-by="listtab" fo:margin-left="1.411cm" fo:text-indent="-0.706cm" text:list-tab-stop-position="0cm"/>
        </style:list-level-properties>
      </text:list-level-style-bullet>
      <text:list-level-style-bullet text:level="2" text:bullet-char="n" text:style-name="PO_T14">
        <style:list-level-properties fo:text-align="left" text:list-level-position-and-space-mode="label-alignment">
          <style:list-level-label-alignment text:label-followed-by="listtab" fo:margin-left="2.117cm" fo:text-indent="-0.706cm" text:list-tab-stop-position="0cm"/>
        </style:list-level-properties>
      </text:list-level-style-bullet>
      <text:list-level-style-bullet text:level="3" text:bullet-char="u" text:style-name="PO_T14">
        <style:list-level-properties fo:text-align="left" text:list-level-position-and-space-mode="label-alignment">
          <style:list-level-label-alignment text:label-followed-by="listtab" fo:margin-left="2.822cm" fo:text-indent="-0.706cm" text:list-tab-stop-position="0cm"/>
        </style:list-level-properties>
      </text:list-level-style-bullet>
      <text:list-level-style-bullet text:level="4" text:bullet-char="l" text:style-name="PO_T14">
        <style:list-level-properties fo:text-align="left" text:list-level-position-and-space-mode="label-alignment">
          <style:list-level-label-alignment text:label-followed-by="listtab" fo:margin-left="3.528cm" fo:text-indent="-0.706cm" text:list-tab-stop-position="0cm"/>
        </style:list-level-properties>
      </text:list-level-style-bullet>
      <text:list-level-style-bullet text:level="5" text:bullet-char="n" text:style-name="PO_T14">
        <style:list-level-properties fo:text-align="left" text:list-level-position-and-space-mode="label-alignment">
          <style:list-level-label-alignment text:label-followed-by="listtab" fo:margin-left="4.233cm" fo:text-indent="-0.706cm" text:list-tab-stop-position="0cm"/>
        </style:list-level-properties>
      </text:list-level-style-bullet>
      <text:list-level-style-bullet text:level="6" text:bullet-char="u" text:style-name="PO_T14">
        <style:list-level-properties fo:text-align="left" text:list-level-position-and-space-mode="label-alignment">
          <style:list-level-label-alignment text:label-followed-by="listtab" fo:margin-left="4.939cm" fo:text-indent="-0.706cm" text:list-tab-stop-position="0cm"/>
        </style:list-level-properties>
      </text:list-level-style-bullet>
      <text:list-level-style-bullet text:level="7" text:bullet-char="l" text:style-name="PO_T14">
        <style:list-level-properties fo:text-align="left" text:list-level-position-and-space-mode="label-alignment">
          <style:list-level-label-alignment text:label-followed-by="listtab" fo:margin-left="5.644cm" fo:text-indent="-0.706cm" text:list-tab-stop-position="0cm"/>
        </style:list-level-properties>
      </text:list-level-style-bullet>
      <text:list-level-style-bullet text:level="8" text:bullet-char="n" text:style-name="PO_T14">
        <style:list-level-properties fo:text-align="left" text:list-level-position-and-space-mode="label-alignment">
          <style:list-level-label-alignment text:label-followed-by="listtab" fo:margin-left="6.35cm" fo:text-indent="-0.706cm" text:list-tab-stop-position="0cm"/>
        </style:list-level-properties>
      </text:list-level-style-bullet>
      <text:list-level-style-bullet text:level="9" text:bullet-char="u" text:style-name="PO_T14">
        <style:list-level-properties fo:text-align="left" text:list-level-position-and-space-mode="label-alignment">
          <style:list-level-label-alignment text:label-followed-by="listtab" fo:margin-left="7.056cm" fo:text-indent="-0.706cm" text:list-tab-stop-position="0cm"/>
        </style:list-level-properties>
      </text:list-level-style-bullet>
    </text:list-style>
    <text:list-style style:name="PO_L5">
      <text:list-level-style-bullet text:level="1" text:bullet-char="l" text:style-name="PO_T14">
        <style:list-level-properties fo:text-align="left" text:list-level-position-and-space-mode="label-alignment">
          <style:list-level-label-alignment text:label-followed-by="listtab" fo:margin-left="1.411cm" fo:text-indent="-0.706cm" text:list-tab-stop-position="0cm"/>
        </style:list-level-properties>
      </text:list-level-style-bullet>
      <text:list-level-style-bullet text:level="2" text:bullet-char="n" text:style-name="PO_T14">
        <style:list-level-properties fo:text-align="left" text:list-level-position-and-space-mode="label-alignment">
          <style:list-level-label-alignment text:label-followed-by="listtab" fo:margin-left="2.117cm" fo:text-indent="-0.706cm" text:list-tab-stop-position="0cm"/>
        </style:list-level-properties>
      </text:list-level-style-bullet>
      <text:list-level-style-bullet text:level="3" text:bullet-char="u" text:style-name="PO_T14">
        <style:list-level-properties fo:text-align="left" text:list-level-position-and-space-mode="label-alignment">
          <style:list-level-label-alignment text:label-followed-by="listtab" fo:margin-left="2.822cm" fo:text-indent="-0.706cm" text:list-tab-stop-position="0cm"/>
        </style:list-level-properties>
      </text:list-level-style-bullet>
      <text:list-level-style-bullet text:level="4" text:bullet-char="l" text:style-name="PO_T14">
        <style:list-level-properties fo:text-align="left" text:list-level-position-and-space-mode="label-alignment">
          <style:list-level-label-alignment text:label-followed-by="listtab" fo:margin-left="3.528cm" fo:text-indent="-0.706cm" text:list-tab-stop-position="0cm"/>
        </style:list-level-properties>
      </text:list-level-style-bullet>
      <text:list-level-style-bullet text:level="5" text:bullet-char="n" text:style-name="PO_T14">
        <style:list-level-properties fo:text-align="left" text:list-level-position-and-space-mode="label-alignment">
          <style:list-level-label-alignment text:label-followed-by="listtab" fo:margin-left="4.233cm" fo:text-indent="-0.706cm" text:list-tab-stop-position="0cm"/>
        </style:list-level-properties>
      </text:list-level-style-bullet>
      <text:list-level-style-bullet text:level="6" text:bullet-char="u" text:style-name="PO_T14">
        <style:list-level-properties fo:text-align="left" text:list-level-position-and-space-mode="label-alignment">
          <style:list-level-label-alignment text:label-followed-by="listtab" fo:margin-left="4.939cm" fo:text-indent="-0.706cm" text:list-tab-stop-position="0cm"/>
        </style:list-level-properties>
      </text:list-level-style-bullet>
      <text:list-level-style-bullet text:level="7" text:bullet-char="l" text:style-name="PO_T14">
        <style:list-level-properties fo:text-align="left" text:list-level-position-and-space-mode="label-alignment">
          <style:list-level-label-alignment text:label-followed-by="listtab" fo:margin-left="5.644cm" fo:text-indent="-0.706cm" text:list-tab-stop-position="0cm"/>
        </style:list-level-properties>
      </text:list-level-style-bullet>
      <text:list-level-style-bullet text:level="8" text:bullet-char="n" text:style-name="PO_T14">
        <style:list-level-properties fo:text-align="left" text:list-level-position-and-space-mode="label-alignment">
          <style:list-level-label-alignment text:label-followed-by="listtab" fo:margin-left="6.35cm" fo:text-indent="-0.706cm" text:list-tab-stop-position="0cm"/>
        </style:list-level-properties>
      </text:list-level-style-bullet>
      <text:list-level-style-bullet text:level="9" text:bullet-char="u" text:style-name="PO_T14">
        <style:list-level-properties fo:text-align="left" text:list-level-position-and-space-mode="label-alignment">
          <style:list-level-label-alignment text:label-followed-by="listtab" fo:margin-left="7.056cm" fo:text-indent="-0.706cm" text:list-tab-stop-position="0cm"/>
        </style:list-level-properties>
      </text:list-level-style-bullet>
    </text:list-style>
    <text:list-style style:name="PO_L1">
      <text:list-level-style-bullet text:level="1" text:bullet-char="l" text:style-name="PO_T14">
        <style:list-level-properties fo:text-align="left" text:list-level-position-and-space-mode="label-alignment">
          <style:list-level-label-alignment text:label-followed-by="listtab" fo:margin-left="1.411cm" fo:text-indent="-0.706cm" text:list-tab-stop-position="0cm"/>
        </style:list-level-properties>
      </text:list-level-style-bullet>
      <text:list-level-style-bullet text:level="2" text:bullet-char="n" text:style-name="PO_T14">
        <style:list-level-properties fo:text-align="left" text:list-level-position-and-space-mode="label-alignment">
          <style:list-level-label-alignment text:label-followed-by="listtab" fo:margin-left="2.117cm" fo:text-indent="-0.706cm" text:list-tab-stop-position="0cm"/>
        </style:list-level-properties>
      </text:list-level-style-bullet>
      <text:list-level-style-bullet text:level="3" text:bullet-char="u" text:style-name="PO_T14">
        <style:list-level-properties fo:text-align="left" text:list-level-position-and-space-mode="label-alignment">
          <style:list-level-label-alignment text:label-followed-by="listtab" fo:margin-left="2.822cm" fo:text-indent="-0.706cm" text:list-tab-stop-position="0cm"/>
        </style:list-level-properties>
      </text:list-level-style-bullet>
      <text:list-level-style-bullet text:level="4" text:bullet-char="l" text:style-name="PO_T14">
        <style:list-level-properties fo:text-align="left" text:list-level-position-and-space-mode="label-alignment">
          <style:list-level-label-alignment text:label-followed-by="listtab" fo:margin-left="3.528cm" fo:text-indent="-0.706cm" text:list-tab-stop-position="0cm"/>
        </style:list-level-properties>
      </text:list-level-style-bullet>
      <text:list-level-style-bullet text:level="5" text:bullet-char="n" text:style-name="PO_T14">
        <style:list-level-properties fo:text-align="left" text:list-level-position-and-space-mode="label-alignment">
          <style:list-level-label-alignment text:label-followed-by="listtab" fo:margin-left="4.233cm" fo:text-indent="-0.706cm" text:list-tab-stop-position="0cm"/>
        </style:list-level-properties>
      </text:list-level-style-bullet>
      <text:list-level-style-bullet text:level="6" text:bullet-char="u" text:style-name="PO_T14">
        <style:list-level-properties fo:text-align="left" text:list-level-position-and-space-mode="label-alignment">
          <style:list-level-label-alignment text:label-followed-by="listtab" fo:margin-left="4.939cm" fo:text-indent="-0.706cm" text:list-tab-stop-position="0cm"/>
        </style:list-level-properties>
      </text:list-level-style-bullet>
      <text:list-level-style-bullet text:level="7" text:bullet-char="l" text:style-name="PO_T14">
        <style:list-level-properties fo:text-align="left" text:list-level-position-and-space-mode="label-alignment">
          <style:list-level-label-alignment text:label-followed-by="listtab" fo:margin-left="5.644cm" fo:text-indent="-0.706cm" text:list-tab-stop-position="0cm"/>
        </style:list-level-properties>
      </text:list-level-style-bullet>
      <text:list-level-style-bullet text:level="8" text:bullet-char="n" text:style-name="PO_T14">
        <style:list-level-properties fo:text-align="left" text:list-level-position-and-space-mode="label-alignment">
          <style:list-level-label-alignment text:label-followed-by="listtab" fo:margin-left="6.35cm" fo:text-indent="-0.706cm" text:list-tab-stop-position="0cm"/>
        </style:list-level-properties>
      </text:list-level-style-bullet>
      <text:list-level-style-bullet text:level="9" text:bullet-char="u" text:style-name="PO_T14">
        <style:list-level-properties fo:text-align="left" text:list-level-position-and-space-mode="label-alignment">
          <style:list-level-label-alignment text:label-followed-by="listtab" fo:margin-left="7.056cm" fo:text-indent="-0.706cm" text:list-tab-stop-position="0cm"/>
        </style:list-level-properties>
      </text:list-level-style-bullet>
    </text:list-style>
    <style:style style:name="Title" style:family="paragraph" style:parent-style-name="Standard">
      <style:paragraph-properties fo:margin-left="0cm" fo:margin-right="0cm" fo:margin-top="0.422cm" fo:margin-bottom="0.212cm" fo:text-indent="0cm"/>
      <style:text-properties fo:font-size="16pt" fo:color="#000000" style:font-size-asian="16pt" style:font-size-complex="16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1" style:family="paragraph" style:parent-style-name="Title" style:display-name="Heading 1" style:default-outline-level="1">
      <style:paragraph-properties fo:margin-left="0cm" fo:margin-right="0cm" fo:margin-top="0cm" fo:margin-bottom="0cm" fo:text-indent="0cm"/>
      <style:text-properties fo:font-size="14pt" fo:color="#000000" style:font-size-asian="14pt" style:font-size-complex="14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2" style:family="paragraph" style:parent-style-name="Title" style:display-name="Heading 2" style:default-outline-level="2">
      <style:paragraph-properties fo:margin-left="0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3" style:family="paragraph" style:parent-style-name="Title" style:display-name="Heading 3" style:default-outline-level="3">
      <style:paragraph-properties fo:margin-left="2.468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4" style:family="paragraph" style:parent-style-name="Title" style:display-name="Heading 4" style:default-outline-level="4">
      <style:paragraph-properties fo:margin-left="2.82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5" style:family="paragraph" style:parent-style-name="Title" style:display-name="Heading 5" style:default-outline-level="5">
      <style:paragraph-properties fo:margin-left="3.175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6" style:family="paragraph" style:parent-style-name="Title" style:display-name="Heading 6" style:default-outline-level="6">
      <style:paragraph-properties fo:margin-left="3.528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7" style:family="paragraph" style:parent-style-name="Title" style:display-name="Heading 7" style:default-outline-level="7">
      <style:paragraph-properties fo:margin-left="3.881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8" style:family="paragraph" style:parent-style-name="Title" style:display-name="Heading 8" style:default-outline-level="8">
      <style:paragraph-properties fo:margin-left="4.232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9" style:family="paragraph" style:parent-style-name="Title" style:display-name="Heading 9" style:default-outline-level="9">
      <style:paragraph-properties fo:margin-left="4.584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Heading" style:family="paragraph" style:parent-style-name="Title" style:display-name="Contents Heading">
      <style:paragraph-properties fo:margin-left="0cm" fo:margin-right="0cm" fo:margin-top="0cm" fo:margin-bottom="0cm" fo:text-indent="0cm"/>
      <style:text-properties fo:font-size="14pt" fo:color="#000000" style:font-size-asian="14pt" style:font-size-complex="14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1" style:family="paragraph" style:parent-style-name="Index" style:display-name="Contents 1">
      <style:paragraph-properties fo:margin-left="0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2" style:family="paragraph" style:parent-style-name="Index" style:display-name="Contents 2">
      <style:paragraph-properties fo:margin-left="0.75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3" style:family="paragraph" style:parent-style-name="Index" style:display-name="Contents 3">
      <style:paragraph-properties fo:margin-left="1.498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4" style:family="paragraph" style:parent-style-name="Index" style:display-name="Contents 4">
      <style:paragraph-properties fo:margin-left="2.249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5" style:family="paragraph" style:parent-style-name="Index" style:display-name="Contents 5">
      <style:paragraph-properties fo:margin-left="2.999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6" style:family="paragraph" style:parent-style-name="Index" style:display-name="Contents 6">
      <style:paragraph-properties fo:margin-left="3.747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7" style:family="paragraph" style:parent-style-name="Index" style:display-name="Contents 7">
      <style:paragraph-properties fo:margin-left="4.498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8" style:family="paragraph" style:parent-style-name="Index" style:display-name="Contents 8">
      <style:paragraph-properties fo:margin-left="5.248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9" style:family="paragraph" style:parent-style-name="Index" style:display-name="Contents 9">
      <style:paragraph-properties fo:margin-left="5.995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Footnote_20_anchor" style:family="text" style:display-name="Footnote anchor">
      <style:text-properties style:text-position="super 58%"/>
    </style:style>
    <style:style style:name="Footnote_20_Symbol" style:family="text" style:display-name="Footnote Symbol"/>
    <style:style style:name="Endnote_20_anchor" style:family="text" style:display-name="Endnote anchor">
      <style:text-properties style:text-position="super 58%"/>
    </style:style>
    <style:style style:name="Endnote_20_Symbol" style:family="text" style:display-name="Endnote Symbol"/>
    <text:notes-configuration text:note-class="footnote" text:citation-body-style-name="Footnote_20_anchor" text:citation-style-name="Footnote_20_Symbol" style:num-format="1" text:start-value="0" text:start-numbering-at="document" style:num-suffix=")"/>
    <text:notes-configuration text:note-class="endnote" text:citation-body-style-name="Endnote_20_anchor" text:citation-style-name="Endnote_20_Symbol" style:num-format="1" text:start-value="0" style:num-suffix=")"/>
    <text:linenumbering-configuration text:number-lines="false" text:restart-on-page="false" text:offset="0.501cm"/>
  </office:styles>
  <office:automatic-styles>
    <style:page-layout style:name="StandardL">
      <style:page-layout-properties fo:page-width="21.001cm" fo:page-height="29.7cm" style:print-orientation="portrait" fo:margin-left="2cm" fo:margin-right="2cm" fo:margin-top="2cm" fo:margin-bottom="2cm" style:writing-mode="lr-tb">
        <style:footnote-sep style:width="0cm" style:distance-before-sep="0.101cm" style:distance-after-sep="0.101cm" style:rel-width="0%" style:color="#fcfcfc" style:adjustment="left"/>
      </style:page-layout-properties>
      <style:header-style/>
      <style:footer-style/>
    </style:page-layout>
  </office:automatic-styles>
  <office:master-styles>
    <style:master-page style:name="Standard" style:page-layout-name="StandardL"/>
  </office:master-styles>
</office:document-styles>
</file>

<file path=meta.xml><?xml version="1.0" encoding="utf-8"?>
<office:document-meta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meta>
    <meta:generator>PolarisOffice/9.102.51.41307</meta:generator>
    <meta:initial-creator>rkdtks3783</meta:initial-creator>
    <dc:creator>rkdtks3783</dc:creator>
    <meta:document-statistic meta:character-count="0" meta:non-whitespace-character-count="0" meta:page-count="1" meta:paragraph-count="0" meta:word-count="0"/>
  </office:meta>
</office:document-meta>
</file>